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812in" text:min-label-width="0.25in" text:list-level-position-and-space-mode="label-alignment">
          <style:list-level-label-alignment text:label-followed-by="listtab" fo:margin-left="5.0312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ny" style:master-page-name="MP0" style:family="paragraph">
      <style:paragraph-properties fo:break-before="page" fo:margin-left="0.5in" fo:text-indent="-0.25in">
        <style:tab-stops/>
      </style:paragraph-properties>
    </style:style>
    <style:style style:name="P2" style:parent-style-name="Akapitzlistą" style:list-style-name="LFO1" style:family="paragraph"/>
    <style:style style:name="P3" style:parent-style-name="Akapitzlistą" style:list-style-name="LFO1" style:family="paragraph"/>
    <style:style style:name="P4" style:parent-style-name="Akapitzlistą" style:list-style-name="LFO1" style:family="paragraph"/>
    <style:style style:name="P5" style:parent-style-name="Akapitzlistą" style:list-style-name="LFO5" style:family="paragraph"/>
    <style:style style:name="P6" style:parent-style-name="Akapitzlistą" style:list-style-name="LFO4" style:family="paragraph"/>
    <style:style style:name="P7" style:parent-style-name="Akapitzlistą" style:list-style-name="LFO3" style:family="paragraph"/>
    <style:style style:name="P8" style:parent-style-name="Akapitzlistą" style:list-style-name="LFO3" style:family="paragraph"/>
    <style:style style:name="P9" style:parent-style-name="Akapitzlistą" style:list-style-name="LFO3" style:family="paragraph"/>
    <style:style style:name="P10" style:parent-style-name="Akapitzlistą" style:list-style-name="LFO1" style:family="paragraph"/>
  </office:automatic-styles>
  <office:body>
    <office:text text:use-soft-page-breaks="true">
      <text:p text:style-name="P1">Firma kurierska paczki caly kraj</text:p>
      <text:list text:style-name="LFO1" text:continue-numbering="true">
        <text:list-item>
          <text:p text:style-name="P2">Okreslic jakie usługi i aplikacje będą wykorzystywane</text:p>
        </text:list-item>
        <text:list-item>
          <text:p text:style-name="P3">Dokonać analizy zagrozen i ryzyk związanych z użytkownikiem aplikacji, usług i infrastruktury sieciowej</text:p>
        </text:list-item>
        <text:list-item>
          <text:p text:style-name="P4">Sklasifikowac zagrozenia pod bezpiecznstwa ocenic realność i przechowywanych w systemie</text:p>
        </text:list-item>
      </text:list>
      <text:p text:style-name="Normalny"/>
      <text:p text:style-name="Normalny">1.</text:p>
      <text:p text:style-name="Akapitzlistą">App1 odbierajacy musi otrzymwac powiadomienia (mail/aplikacja)</text:p>
      <text:p text:style-name="Akapitzlistą">App2 Kurier musi mieć możliwość odebrania paczki z sortownii (skanowania jak wkłada do samochodu) musi mieć dostep do listy wszystkich paczek (adresy ITP.)<text:s/></text:p>
      <text:p text:style-name="Akapitzlistą">App3 Sortownia rejestrować/wyrejestrowywać, musi mieć możliwość organizowania paczek do transportu</text:p>
      <text:p text:style-name="Akapitzlistą">App4/API<text:s/>Przyjmowanie zlecen od<text:s/>klientów (np. sklepy internetowe)</text:p>
      <text:p text:style-name="Akapitzlistą"/>
      <text:p text:style-name="Akapitzlistą"/>
      <text:p text:style-name="Akapitzlistą"/>
      <text:p text:style-name="Akapitzlistą">App1 front end (mail/applikacja na telefon)</text:p>
      <text:p text:style-name="Akapitzlistą">App2 front end (aplikacja dla kuriera) + potwierdzenie przyjęcia</text:p>
      <text:p text:style-name="Akapitzlistą">App3 Back end</text:p>
      <text:p text:style-name="Akapitzlistą">App4/API frontend (sklep) + backend (przyjmowanie)</text:p>
      <text:p text:style-name="Akapitzlistą"/>
      <text:p text:style-name="Akapitzlistą"/>
      <text:p text:style-name="Akapitzlistą">2.</text:p>
      <text:p text:style-name="Akapitzlistą">App1<text:s/></text:p>
      <text:list text:style-name="LFO5" text:continue-numbering="true">
        <text:list-item>
          <text:p text:style-name="P5">zagrozenie tylko lokalne dla odbierającego, komunikacja jest jedno kierunkowa</text:p>
        </text:list-item>
      </text:list>
      <text:p text:style-name="Akapitzlistą">App2</text:p>
      <text:list text:style-name="LFO4" text:continue-numbering="true">
        <text:list-item>
          <text:p text:style-name="P6">Dane osobowe odbierających, możliwość rejestrowania paczek jako dostarczone (kradzież paczek)</text:p>
        </text:list-item>
      </text:list>
      <text:p text:style-name="Akapitzlistą">App3:</text:p>
      <text:list text:style-name="LFO3" text:continue-numbering="true">
        <text:list-item>
          <text:p text:style-name="P7">Pelna kontrola nad systemem (kradzież paczek, danych, tajemnic firmowych)</text:p>
        </text:list-item>
      </text:list>
      <text:p text:style-name="Akapitzlistą">App4/API(front)</text:p>
      <text:list text:style-name="LFO3" text:continue-numbering="true">
        <text:list-item>
          <text:p text:style-name="P8">zagrozenie tylko lokalne dla zlecającego</text:p>
        </text:list-item>
      </text:list>
      <text:p text:style-name="Akapitzlistą">App4 backend</text:p>
      <text:list text:style-name="LFO3" text:continue-numbering="true">
        <text:list-item>
          <text:p text:style-name="P9">zmiana danych przesylki, kradzież, dane osobowe</text:p>
        </text:list-item>
      </text:list>
      <text:p text:style-name="Akapitzlistą"/>
      <text:p text:style-name="Akapitzlistą"/>
      <text:p text:style-name="Akapitzlistą">(glowne wektory), zle programowanie, denial of service sa zawsze</text:p>
      <text:p text:style-name="Akapitzlistą"/>
      <text:p text:style-name="Akapitzlistą">App1 – zle programowanie</text:p>
      <text:p text:style-name="Akapitzlistą">App2 – kradzież, slabe zabezpieczenia (fałszowanie potwierdzen)</text:p>
      <text:p text:style-name="Akapitzlistą">App3 – czynnik ludzki (zabezpieczenia fizyczne) i wektory App3, App4/API<text:s/>(zla konfiguracja, podszywanie się)</text:p>
      <text:p text:style-name="Akapitzlistą">App4 – man in the middle</text:p>
      <text:p text:style-name="Akapitzlistą"/>
      <text:soft-page-break/>
      <text:list text:style-name="LFO1" text:continue-numbering="true">
        <text:list-item>
          <text:p text:style-name="P10"><text:line-break/>app1 -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812in" text:min-label-width="0.25in" text:list-level-position-and-space-mode="label-alignment">
          <style:list-level-label-alignment text:label-followed-by="listtab" fo:margin-left="5.0312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udent</meta:initial-creator>
    <dc:creator>Student</dc:creator>
    <meta:creation-date>2021-10-21T09:51:00Z</meta:creation-date>
    <dc:date>2021-10-21T09:51:00Z</dc:date>
    <meta:template xlink:href="Normal" xlink:type="simple"/>
    <meta:editing-cycles>2</meta:editing-cycles>
    <meta:editing-duration>PT0S</meta:editing-duration>
    <meta:document-statistic meta:page-count="2" meta:paragraph-count="3" meta:word-count="218" meta:character-count="1528" meta:row-count="10" meta:non-whitespace-character-count="1313"/>
  </office:meta>
</office:document-meta>
</file>